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cb144" officeooo:paragraph-rsid="001cb144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e92ba" officeooo:paragraph-rsid="001e92ba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db0f7" officeooo:paragraph-rsid="0020f686" style:font-size-asian="12pt" style:font-size-complex="12pt"/>
    </style:style>
    <style:style style:name="P4" style:family="paragraph" style:parent-style-name="Standard">
      <style:text-properties style:font-name="Times New Roman" fo:font-size="12pt" officeooo:rsid="001cb144" officeooo:paragraph-rsid="001cb144" style:font-size-asian="12pt" style:font-size-complex="12pt"/>
    </style:style>
    <style:style style:name="P5" style:family="paragraph" style:parent-style-name="Standard">
      <style:text-properties style:font-name="Times New Roman" fo:font-size="12pt" officeooo:rsid="001cb144" officeooo:paragraph-rsid="002056c5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2056c5" style:font-size-asian="12pt" style:font-size-complex="12pt"/>
    </style:style>
    <style:style style:name="P7" style:family="paragraph" style:parent-style-name="Standard">
      <style:text-properties style:font-name="Times New Roman" fo:font-size="12pt" officeooo:rsid="001db0f7" officeooo:paragraph-rsid="001db0f7" style:font-size-asian="12pt" style:font-size-complex="12pt"/>
    </style:style>
    <style:style style:name="P8" style:family="paragraph" style:parent-style-name="Standard">
      <style:text-properties style:font-name="Times New Roman" fo:font-size="12pt" officeooo:rsid="001db0f7" officeooo:paragraph-rsid="0020f686" style:font-size-asian="12pt" style:font-size-complex="12pt"/>
    </style:style>
    <style:style style:name="P9" style:family="paragraph" style:parent-style-name="Standard">
      <style:text-properties style:font-name="Times New Roman" fo:font-size="12pt" officeooo:rsid="001db6e1" officeooo:paragraph-rsid="001db6e1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e92ba" officeooo:paragraph-rsid="001e92ba" style:font-size-asian="12pt" style:font-size-complex="12pt"/>
    </style:style>
    <style:style style:name="P11" style:family="paragraph" style:parent-style-name="Standard">
      <style:text-properties style:font-name="Times New Roman" fo:font-size="12pt" officeooo:rsid="0020aeb5" officeooo:paragraph-rsid="0020aeb5" style:font-size-asian="12pt" style:font-size-complex="12pt"/>
    </style:style>
    <style:style style:name="P12" style:family="paragraph" style:parent-style-name="Standard">
      <style:text-properties style:font-name="Times New Roman" fo:font-size="12pt" officeooo:rsid="0020f686" officeooo:paragraph-rsid="0020f686" style:font-size-asian="12pt" style:font-size-complex="12pt"/>
    </style:style>
    <style:style style:name="P13" style:family="paragraph" style:parent-style-name="Standard">
      <style:text-properties style:font-name="Times New Roman" fo:font-size="12pt" officeooo:rsid="0020fa33" officeooo:paragraph-rsid="0020fa33" style:font-size-asian="12pt" style:font-size-complex="12pt"/>
    </style:style>
    <style:style style:name="P14" style:family="paragraph" style:parent-style-name="Standard">
      <style:text-properties style:font-name="Times New Roman" fo:font-size="12pt" officeooo:rsid="00226fbb" officeooo:paragraph-rsid="00226fbb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325d8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text-properties style:font-name="Times New Roman" fo:font-size="12pt" officeooo:rsid="001e92ba" officeooo:paragraph-rsid="001e92ba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51ea5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36d51f" officeooo:paragraph-rsid="0036d51f"/>
    </style:style>
    <style:style style:name="T1" style:family="text">
      <style:text-properties officeooo:rsid="001db0f7"/>
    </style:style>
    <style:style style:name="T2" style:family="text">
      <style:text-properties officeooo:rsid="002056c5"/>
    </style:style>
    <style:style style:name="T3" style:family="text">
      <style:text-properties fo:color="#333333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4" style:family="text">
      <style:text-properties fo:color="#333333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" style:family="text">
      <style:text-properties fo:language="en" fo:country="US" officeooo:rsid="0020f686"/>
    </style:style>
    <style:style style:name="T6" style:family="text">
      <style:text-properties fo:language="en" fo:country="US" officeooo:rsid="0036dc1b" style:font-size-asian="12pt" style:font-size-complex="12pt"/>
    </style:style>
    <style:style style:name="T7" style:family="text">
      <style:text-properties officeooo:rsid="0020aeb5"/>
    </style:style>
    <style:style style:name="T8" style:family="text">
      <style:text-properties officeooo:rsid="0020f686"/>
    </style:style>
    <style:style style:name="T9" style:family="text">
      <style:text-properties fo:language="ru" fo:country="RU" officeooo:rsid="0020f686"/>
    </style:style>
    <style:style style:name="T10" style:family="text">
      <style:text-properties fo:language="ru" fo:country="RU" officeooo:rsid="0024d31a"/>
    </style:style>
    <style:style style:name="T11" style:family="text">
      <style:text-properties fo:language="ru" fo:country="RU" officeooo:rsid="0036dc1b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officeooo:rsid="0020f686"/>
    </style:style>
    <style:style style:name="T14" style:family="text">
      <style:text-properties fo:font-variant="normal" fo:text-transform="none" fo:color="#000000" fo:letter-spacing="normal" fo:font-style="normal" fo:font-weight="normal" officeooo:rsid="002325d8"/>
    </style:style>
    <style:style style:name="T15" style:family="text">
      <style:text-properties officeooo:rsid="0020fa33"/>
    </style:style>
    <style:style style:name="T16" style:family="text">
      <style:text-properties officeooo:rsid="00226fbb"/>
    </style:style>
    <style:style style:name="T17" style:family="text">
      <style:text-properties officeooo:rsid="002325d8"/>
    </style:style>
    <style:style style:name="T18" style:family="text">
      <style:text-properties style:font-size-asian="12pt" style:font-size-complex="12pt"/>
    </style:style>
    <style:style style:name="T19" style:family="text">
      <style:text-properties officeooo:rsid="002325d8" style:font-size-asian="12pt" style:font-size-complex="12pt"/>
    </style:style>
    <style:style style:name="T20" style:family="text">
      <style:text-properties style:font-size-asian="12pt" style:font-weight-asian="normal" style:font-size-complex="12pt" style:font-weight-complex="normal"/>
    </style:style>
    <style:style style:name="T21" style:family="text">
      <style:text-properties officeooo:rsid="002325d8" style:font-size-asian="12pt" style:font-weight-asian="normal" style:font-size-complex="12pt" style:font-weight-complex="normal"/>
    </style:style>
    <style:style style:name="T22" style:family="text">
      <style:text-properties officeooo:rsid="0026855b"/>
    </style:style>
    <style:style style:name="T23" style:family="text">
      <style:text-properties officeooo:rsid="0027cc43"/>
    </style:style>
    <style:style style:name="T24" style:family="text">
      <style:text-properties officeooo:rsid="0036d5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">1 слайд — <text:span text:style-name="T7">30 сек.</text:span></text:p>
      <text:p text:style-name="P4"/>
      <text:p text:style-name="P6"><text:span text:style-name="T2">Уважаемые председатель и члены жюри, уважаемые участники. Вашему вниманию предлагается доклад по результатам проекта разработки программы </text:span><text:span text:style-name="T3">построения оптимального маршрута в здании с учетом различных возможностей для посетителя</text:span></text:p>
      <text:p text:style-name="P5">». Автором проекта является учащаяся 10 класса лицея номер 7 города Воронежа Худякова Марина. Руководитель проекта — учитель информатики лицея номер 7 Саблина Ирина Вячеславовна</text:p>
      <text:p text:style-name="P4"/>
      <text:p text:style-name="P4"/>
      <text:p text:style-name="P4">2 слайд <text:span text:style-name="T5">~</text:span><text:span text:style-name="T10">2</text:span><text:span text:style-name="T9"> минут</text:span><text:span text:style-name="T10">ы</text:span></text:p>
      <text:p text:style-name="P4"/>
      <text:p text:style-name="P4"><text:span text:style-name="T7">Г</text:span>од назад моя семья переехала в город <text:span text:style-name="T7">В</text:span>оронеж. Ориентирование в каждом большом и незнакомом здании ста<text:span text:style-name="T16">новилось испытанием</text:span>. Именно тогда я <text:span text:style-name="T16">и </text:span>задала себе вопрос: как же в таких сл<text:span text:style-name="T16">у</text:span>чаях можно <text:span text:style-name="T16">облегчить</text:span> <text:span text:style-name="T16">человеку посещение</text:span> большого здания/<text:span text:style-name="T16">центра/поликлиники</text:span>. Оказалось, что эта проблема не нова, она понимается и для ее решения используются информационные стенды, <text:span text:style-name="T16">табло, вывески</text:span>, но их наличие не всегда облегчает поиск маршрута в здании, <text:span text:style-name="T16">а тем более нахождение оптимального маршрута</text:span>. И в наш цифровой век, когда у каждого из нас есть множ<text:span text:style-name="T16">е</text:span>ство различных гаджетов, <text:span text:style-name="T16">мы привыкли пользоваться навигаторами на улице</text:span>, мне захотелось найти <text:span text:style-name="T16">приемлемое</text:span> решение этой проблемы.</text:p>
      <text:p text:style-name="P14">При разработке концепции, я отметила, что информационные стенды зачастую составляются без учета <text:span text:style-name="T17">интересов </text:span>людей с ограниченными возможностями, которым важно <text:span text:style-name="T17">какими лифтами они могут воспользоваться, где расположены эскалаторы и тд.</text:span></text:p>
      <text:p text:style-name="P14"/>
      <text:p text:style-name="P1">Отметим, что в 2017 году компания Microsoft выпустило приложение Path Guide,</text:p>
      <text:p text:style-name="P15">предназначенное для того, чтобы пользователи могли создавать маршруты внутри</text:p>
      <text:p text:style-name="P15">помещений и делиться ими с другими. <text:span text:style-name="T17">По сути, используется идея по типу википедии, но при этом варианте </text:span>информационно<text:span text:style-name="T17">е</text:span> наполнени<text:span text:style-name="T17">е может оказаться лишь частичным, а для получения полностью готового ресурса</text:span> потребуется значительное количество времени, <text:span text:style-name="T17">кроме того <text:s/>велик риск ошибок</text:span></text:p>
      <text:p text:style-name="P15"/>
      <text:p text:style-name="P19"><text:span text:style-name="T18">После написания программы, была н</text:span><text:span text:style-name="T20">айдена публикация, </text:span><text:span text:style-name="T21">работа московского школьника «</text:span><text:span text:style-name="T20">Разработка приложения для навигации по зданию (университета)</text:span><text:span text:style-name="T21">»</text:span><text:span text:style-name="T20">, в которой </text:span><text:span text:style-name="T21">предложен</text:span><text:span text:style-name="T20"> схожий проект. </text:span><text:span text:style-name="T21">Он представляет собой идею </text:span><text:span text:style-name="T20">мобильного приложения </text:span><text:span text:style-name="T21">тольк</text:span><text:span text:style-name="T19">о для здания университета без какой-либо ре</text:span><text:span text:style-name="T18">ализации. </text:span></text:p>
      <text:p text:style-name="P20"><text:span text:style-name="T18">А так же была найдена похожая разработка на </text:span><text:span text:style-name="T6">c</text:span><text:span text:style-name="T11">айте</text:span><text:span text:style-name="T18"> московского торгового центра <text:s/></text:span><text:span text:style-name="T11">«Авиапарк»</text:span></text:p>
      <text:p text:style-name="P16"/>
      <text:p text:style-name="P16">Предлагаемая в данной работе программа носит более универсальный и</text:p>
      <text:p text:style-name="P15">сложный характер, а размещаться будет на сайте организации, эксплуатирующей здание, и</text:p>
      <text:p text:style-name="P17"><text:span text:style-name="T12">может быть открыта по ссылке на любом устройстве, имеющим доступ в Интернет, </text:span><text:span text:style-name="T14">это позволит в том числе решить проблему </text:span><text:span text:style-name="T4">быстрого нахождения маршрута эвакуации в той точке здания, где оказался посетитель в момент ЧС</text:span></text:p>
      <text:p text:style-name="P15"/>
      <text:p text:style-name="P4"/>
      <text:p text:style-name="P11">3. слайд <text:s/>- 30 сек</text:p>
      <text:p text:style-name="P7">Цель читать</text:p>
      <text:p text:style-name="P11">прежде всего здесь нужно помнить о людях с ограниченными возможностями, недомоганиями, для которых предпочтительно пользоваться лифтами или эскалаторами</text:p>
      <text:p text:style-name="P7">задачи не читать</text:p>
      <text:p text:style-name="P7">в докладе я расскажу о результатах выполнения каждой из задач проекта</text:p>
      <text:p text:style-name="P7"/>
      <text:p text:style-name="P11"><text:soft-page-break/>4 слайд <text:s/>- <text:span text:style-name="T8">35 сек</text:span></text:p>
      <text:p text:style-name="P7">в основе программы лежит алгоритм нахождения оптимального пути на графе, к наиболее известным алгоритмам относятся: *первый столбец*</text:p>
      <text:p text:style-name="P7">прежде чем выбрать один из них был проведен сравнительный анализ, его результаты кратко сведены в таблицу</text:p>
      <text:p text:style-name="P12">наиболее подходящим и эффективным оказался алгоритм дейкстры</text:p>
      <text:p text:style-name="P7"/>
      <text:p text:style-name="P12">5 слайд — <text:span text:style-name="T15">30 сек</text:span></text:p>
      <text:p text:style-name="P8">алгоритм дейкстры — один из классических алгоритмов нахождения кратчайшего пути на графе. </text:p>
      <text:p text:style-name="P3">Алгоритм Дейкстры предложен нидерландским учѐным Эдсгером Дейкстрой в 1959</text:p>
      <text:p text:style-name="P15">году. Алгоритм широко применяется в программировании и технологиях, например, его</text:p>
      <text:p text:style-name="P15">используют протоколы маршрутизации. Этот алгоритм будем использовать для решения</text:p>
      <text:p text:style-name="P17"><text:span text:style-name="T12">задачи проекта, </text:span><text:span text:style-name="T13">в</text:span><text:span text:style-name="T1"> программе он был использован без модификаций</text:span></text:p>
      <text:p text:style-name="P7">на слайде приведены основные э<text:span text:style-name="T22">т</text:span>апы реализации этого алгоритмам</text:p>
      <text:p text:style-name="P7"/>
      <text:p text:style-name="P13">6 слайд <text:s/>- 10-15 секунд</text:p>
      <text:p text:style-name="P13">Программа была написана на языке питон, в среде разработке пайчарм использованные библиотеки и технологии представлены на слайде</text:p>
      <text:p text:style-name="P7"/>
      <text:p text:style-name="P13">7 слайд — <text:span text:style-name="T16">15 секунд</text:span></text:p>
      <text:p text:style-name="P9">на слайде отражена блок-схема программы</text:p>
      <text:p text:style-name="P9">пользователь выбирает начальную и конечн<text:span text:style-name="T22">у</text:span>ю точки, может выбрать показ маршрута или план эвакуации </text:p>
      <text:p text:style-name="P10">при построении маршрута реализуется алгоритм, представленный на блоксхеме на следующем слайде</text:p>
      <text:p text:style-name="P13"/>
      <text:p text:style-name="P13">8слайд <text:s text:c="2"/>- <text:span text:style-name="T16">15-20 сек</text:span></text:p>
      <text:p text:style-name="P10">для демонстрации работы программы, в качестве объекта, было выбрано здание лицея №7 г. <text:span text:style-name="T22">В</text:span>оронежа, где я учусь, <text:span text:style-name="T24">однако в него были внесены некоторые изменения для показа полной возможности программы</text:span></text:p>
      <text:p text:style-name="P10"/>
      <text:p text:style-name="P10">в презентации на последующих слайдах отражены основные результаты работы программы, но пользуясь возможностью, разрешите продемонстрировать работу программы с экрана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Impress_7e_LT_7e_Gliederung_20_1" style:display-name="Impress~LT~Gliederung 1" style:family="paragraph" style:default-outline-level="">
      <style:paragraph-properties fo:margin-top="0cm" fo:margin-bottom="0.663cm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527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395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263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8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663cm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527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95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263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2" style:display-name="ListLabel 7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1" style:display-name="ListLabel 7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0" style:display-name="ListLabel 7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9" style:display-name="ListLabel 6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8" style:display-name="ListLabel 6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7" style:display-name="ListLabel 6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6" style:display-name="ListLabel 6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5" style:display-name="ListLabel 6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4" style:display-name="ListLabel 6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63" style:display-name="ListLabel 6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" style:display-name="ListLabel 6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" style:display-name="ListLabel 6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" style:display-name="ListLabel 6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" style:display-name="ListLabel 5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" style:display-name="ListLabel 5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" style:display-name="ListLabel 5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" style:display-name="ListLabel 5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" style:display-name="ListLabel 5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54" style:display-name="ListLabel 5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" style:display-name="ListLabel 5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" style:display-name="ListLabel 5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" style:display-name="ListLabel 5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" style:display-name="ListLabel 5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" style:display-name="ListLabel 4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" style:display-name="ListLabel 4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" style:display-name="ListLabel 4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" style:display-name="ListLabel 4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normal" style:font-name-asian="Tahoma" style:font-family-asian="Tahoma" style:font-family-generic-asian="system" style:font-pitch-asian="variable" style:font-size-asian="14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ListLabel_20_45" style:display-name="ListLabel 4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" style:display-name="ListLabel 4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" style:display-name="ListLabel 4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" style:display-name="ListLabel 4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" style:display-name="ListLabel 4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" style:display-name="ListLabel 4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" style:display-name="ListLabel 3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" style:display-name="ListLabel 3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" style:display-name="ListLabel 3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36" style:display-name="ListLabel 3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" style:display-name="ListLabel 3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" style:display-name="ListLabel 3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" style:display-name="ListLabel 3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" style:display-name="ListLabel 3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" style:display-name="ListLabel 3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" style:display-name="ListLabel 3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" style:display-name="ListLabel 2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" style:display-name="ListLabel 2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normal" style:font-name-asian="Tahoma" style:font-family-asian="Tahoma" style:font-family-generic-asian="system" style:font-pitch-asian="variable" style:font-size-asian="14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Маркеры_20_списка" style:display-name="Маркеры списка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4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98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99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101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101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101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99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99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08:27:56.980000000</meta:creation-date>
    <meta:editing-duration>PT36M2S</meta:editing-duration>
    <meta:editing-cycles>4</meta:editing-cycles>
    <meta:generator>LibreOffice/6.1.2.1$Windows_x86 LibreOffice_project/65905a128db06ba48db947242809d14d3f9a93fe</meta:generator>
    <dc:date>2021-03-30T13:07:31.661000000</dc:date>
    <meta:document-statistic meta:table-count="0" meta:image-count="0" meta:object-count="0" meta:page-count="2" meta:paragraph-count="39" meta:word-count="592" meta:character-count="4327" meta:non-whitespace-character-count="3758"/>
  </office:meta>
</office:document-meta>
</file>